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3.1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nconsolata" fo:font-size="16pt" style:font-size-asian="16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style:font-name="Inconsolata" fo:font-size="14pt" style:font-size-asian="16pt" style:font-size-complex="18pt"/>
    </style:style>
    <style:style style:name="P5" style:family="paragraph">
      <style:text-properties style:font-name="Inconsolata"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Inconsolata" fo:font-size="12pt" style:font-size-asian="18pt" style:font-size-complex="18pt"/>
    </style:style>
    <style:style style:name="P7" style:family="paragraph">
      <loext:graphic-properties draw:fill="none"/>
    </style:style>
    <style:style style:name="T1" style:family="text">
      <style:text-properties style:font-name="Inconsolata" fo:font-size="16pt" style:font-size-asian="16pt" style:font-size-complex="18pt"/>
    </style:style>
    <style:style style:name="T2" style:family="text">
      <style:text-properties style:font-name="Inconsolata" fo:font-size="14pt" style:font-size-asian="16pt" style:font-size-complex="18pt"/>
    </style:style>
    <style:style style:name="T3" style:family="text">
      <style:text-properties style:font-name="Inconsolata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3.8cm" svg:height="2.2cm" svg:x="5.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3.8cm" svg:height="0.5cm" svg:x="5.6cm" svg:y="4cm">
              <text:p text:style-name="P1"><text:span text:style-name="T1">ErrroInfo2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6cm" svg:height="0.5cm" svg:x="5.7cm" svg:y="5.5cm">
              <text:p text:style-name="P3"><text:span text:style-name="T2">Errno()</text:span></text:p>
              <draw:enhanced-geometry svg:viewBox="0 0 21600 21600" draw:type="rectangle" draw:enhanced-path="M 0 0 L 21600 0 21600 21600 0 21600 0 0 Z N"/>
            </draw:custom-shape>
          </draw:g>
          <draw:frame draw:style-name="gr4" draw:text-style-name="P6" draw:layer="layout" svg:width="2.7cm" svg:height="0.679cm" svg:x="9.3cm" svg:y="4.4cm">
            <draw:text-box>
              <text:p text:style-name="P5"><text:span text:style-name="T3">delegation</text:span></text:p>
            </draw:text-box>
          </draw:frame>
          <draw:line draw:style-name="gr5" draw:text-style-name="P7" draw:layer="layout" svg:x1="9.4cm" svg:y1="5cm" svg:x2="12.7cm" svg:y2="5cm">
            <text:p/>
          </draw:line>
          <draw:line draw:style-name="gr5" draw:text-style-name="P7" draw:layer="layout" svg:x1="2.387cm" svg:y1="4.992cm" svg:x2="5.6cm" svg:y2="5cm">
            <text:p/>
          </draw:line>
          <draw:frame draw:style-name="gr4" draw:text-style-name="P6" draw:layer="layout" svg:width="3.1cm" svg:height="0.679cm" svg:x="2.4cm" svg:y="4.4cm">
            <draw:text-box>
              <text:p text:style-name="P5"><text:span text:style-name="T3">call Error()</text:span></text:p>
            </draw:text-box>
          </draw:frame>
          <draw:g>
            <draw:g>
              <draw:custom-shape draw:style-name="gr1" draw:text-style-name="P1" draw:layer="layout" svg:width="3.8cm" svg:height="2.2cm" svg:x="12.6cm" svg:y="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3.8cm" svg:height="0.5cm" svg:x="12.6cm" svg:y="4cm">
                <text:p text:style-name="P1"><text:span text:style-name="T1">ErrroInfo1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3.6cm" svg:height="0.5cm" svg:x="12.7cm" svg:y="4.7cm">
                <text:p text:style-name="P3"><text:span text:style-name="T2">Error()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3.6cm" svg:height="0.5cm" svg:x="12.7cm" svg:y="5.5cm">
                <text:p text:style-name="P3"><text:span text:style-name="T2">Errno()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7" draw:layer="layout" svg:x1="14.5cm" svg:y1="5.2cm" svg:x2="14.5cm" svg:y2="5.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marker-end-width="0.1cm" draw:marker-end-center="fals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8T22:09:11.953000000</meta:creation-date>
    <dc:date>2015-12-18T22:29:46.832000000</dc:date>
    <meta:editing-duration>PT5M24S</meta:editing-duration>
    <meta:editing-cycles>1</meta:editing-cycles>
    <meta:document-statistic meta:object-count="16"/>
    <meta:generator>LibreOffice/5.0.3.2$Windows_x86 LibreOffice_project/e5f16313668ac592c1bfb310f4390624e3dbfb75</meta:generator>
  </office:meta>
</office:document-meta>
</file>